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5c38" officeooo:paragraph-rsid="00075c38"/>
    </style:style>
    <style:style style:name="P2" style:family="paragraph" style:parent-style-name="Standard">
      <style:text-properties officeooo:rsid="00075c38" officeooo:paragraph-rsid="00091f77"/>
    </style:style>
    <style:style style:name="P3" style:family="paragraph" style:parent-style-name="Standard">
      <style:text-properties officeooo:rsid="00075c38" officeooo:paragraph-rsid="0009cd34"/>
    </style:style>
    <style:style style:name="P4" style:family="paragraph" style:parent-style-name="Standard">
      <style:text-properties officeooo:rsid="00075c38" officeooo:paragraph-rsid="000d55b6"/>
    </style:style>
    <style:style style:name="T1" style:family="text">
      <style:text-properties officeooo:rsid="00090ecd"/>
    </style:style>
    <style:style style:name="T2" style:family="text">
      <style:text-properties officeooo:rsid="00091f77"/>
    </style:style>
    <style:style style:name="T3" style:family="text">
      <style:text-properties officeooo:rsid="0009cd34"/>
    </style:style>
    <style:style style:name="T4" style:family="text">
      <style:text-properties officeooo:rsid="000b88a3"/>
    </style:style>
    <style:style style:name="T5" style:family="text">
      <style:text-properties officeooo:rsid="000d55b6"/>
    </style:style>
    <style:style style:name="T6" style:family="text">
      <style:text-properties officeooo:rsid="000df54b"/>
    </style:style>
    <style:style style:name="T7" style:family="text">
      <style:text-properties officeooo:rsid="000f6764"/>
    </style:style>
    <style:style style:name="T8" style:family="text">
      <style:text-properties officeooo:rsid="000fce5a"/>
    </style:style>
    <style:style style:name="T9" style:family="text">
      <style:text-properties officeooo:rsid="001140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a: </text:p>
      <text:p text:style-name="P1"/>
      <text:p text:style-name="P2"><text:tab/>Na industria farmacêutica e da saúde com <text:span text:style-name="T2">a pesquisa</text:span> de novos tratamentos e medicamentos químicos vem também a necessidade <text:span text:style-name="T1">de testar essas soluções em </text:span><text:span text:style-name="T2">biologia animal</text:span><text:span text:style-name="T1">. </text:span><text:span text:style-name="T2">Diante desse requisito surge a demanda de testar a propriedade de dilatação e irritação dos vasos sanguíneos do agente químico produto dessa pesquisa.</text:span></text:p>
      <text:p text:style-name="P3"><text:span text:style-name="T2"><text:tab/>Com essa demanda em mente é perceptível que existe um vazio de métodos para essa etapa tão comum </text:span><text:span text:style-name="T3">do desenvolvimento de uma nova droga, sendo a forma atual os testes práticos e o acompanhamento visual dos efeitos colaterais supra citados no organismo que está sendo testado em um determinado intervalo de tempo.</text:span></text:p>
      <text:p text:style-name="P4"><text:span text:style-name="T3"><text:tab/></text:span><text:span text:style-name="T4">Essas etapas de produção não podem ser tidas como ideais sendo que no processo de produção de uma nova droga a etapa de testes consiste em uma grande fração do tempo em pesquisa e é um processo bem mecânico </text:span><text:span text:style-name="T5">de forma que pode ser abordado como um problema de visão computacional.</text:span></text:p>
      <text:p text:style-name="P4"><text:span text:style-name="T5"><text:tab/>Essa nova abordagem do problema traz consigo algumas vantagens para serem exploradas como maior velocidade na interpretação dos resultados dos testes, menor margem de erro das conclusões do teste com a eliminação da fadiga humana </text:span><text:span text:style-name="T6">e degradação da atenção</text:span><text:span text:style-name="T5"> no trabalho de observação visual </text:span><text:span text:style-name="T6">e maior escalabilidade permitindo os pesquisadores a realizar outras tarefas enquanto os testes são concluídos.</text:span></text:p>
      <text:p text:style-name="P4"><text:tab/><text:span text:style-name="T6">Esse problema pode ser resolvido com uma solução web-based de visão computacional em duas partes, sendo um front-end que será rodado no client e um back-end onde o algoritmo de visão computacional será implementado. O front-end envia um frame </text:span><text:span text:style-name="T7">a partir de um stream de uma câmera ou um video pré gravado e o próprio algoritmo de visão computacional analisa os quadros e monta um gráfico que pode ilustrar a reação do organismo à </text:span><text:span text:style-name="T8">droga testada.</text:span></text:p>
      <text:p text:style-name="P4"><text:tab/><text:span text:style-name="T8">Essa solução é inovadora, até onde é de conhecimento amplamente divulgado, não existem soluções da área de visão computacional para o problema.</text:span></text:p>
      <text:p text:style-name="P4"><text:tab/><text:span text:style-name="T8">Será usado Javascript para desenvolver o front-end e Pyhton com a biblioteca Flask para o backend, a razão da escolha dessas tecnologias é a proximidade que eu tenho com elas.</text:span></text:p>
      <text:p text:style-name="P4"><text:tab/><text:span text:style-name="T8">A minha contribuição com a solução em questão é o sistema web que vai encapsular o algorítimo para fornecer uma fácil experiência de uso para profissionais de áreas não relacionadas à tecnologia de forma a também possibilitar o encapsulamento de outros algoritmos que </text:span><text:span text:style-name="T9">descrevam outras propriedades de substancias químicas visualmente acompanhávei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3:54:23.045992584</meta:creation-date>
    <dc:date>2023-10-24T15:32:49.752182379</dc:date>
    <meta:editing-duration>PT2M55S</meta:editing-duration>
    <meta:editing-cycles>1</meta:editing-cycles>
    <meta:document-statistic meta:table-count="0" meta:image-count="0" meta:object-count="0" meta:page-count="1" meta:paragraph-count="9" meta:word-count="391" meta:character-count="2429" meta:non-whitespace-character-count="2038"/>
    <meta:generator>LibreOffice/7.3.7.2$Linux_X86_64 LibreOffice_project/30$Build-2</meta:generator>
  </office:meta>
</office:document-meta>
</file>